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Mono" fo:font-size="16pt" style:text-underline-style="solid" style:text-underline-width="auto" style:text-underline-color="font-color" fo:font-weight="bold" officeooo:rsid="001f2d00" officeooo:paragraph-rsid="001f2d0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 Mono" fo:font-size="12pt" style:text-underline-style="none" fo:font-weight="normal" officeooo:rsid="001f2d00" officeooo:paragraph-rsid="001f2d00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ce181e" style:font-name="Ubuntu Mono" fo:font-size="12pt" style:text-underline-style="none" fo:font-weight="normal" officeooo:rsid="001f2d00" officeooo:paragraph-rsid="001f2d0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e181e" style:font-name="Ubuntu Mono" fo:font-size="12pt" style:text-underline-style="none" fo:font-weight="normal" officeooo:rsid="001f2d00" officeooo:paragraph-rsid="001f2d0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 Mono" fo:font-size="12pt" style:text-underline-style="none" fo:font-weight="normal" officeooo:rsid="001f2d00" officeooo:paragraph-rsid="001f2d00" style:font-size-asian="10.5pt" style:font-weight-asian="normal" style:font-size-complex="12pt" style:font-weight-complex="normal"/>
    </style:style>
    <style:style style:name="T1" style:family="text">
      <style:text-properties officeooo:rsid="0020678c"/>
    </style:style>
    <style:style style:name="T2" style:family="text">
      <style:text-properties officeooo:rsid="002120c6"/>
    </style:style>
    <style:style style:name="T3" style:family="text">
      <style:text-properties officeooo:rsid="002293fa"/>
    </style:style>
    <style:style style:name="T4" style:family="text">
      <style:text-properties officeooo:rsid="00235c1d"/>
    </style:style>
    <style:style style:name="T5" style:family="text">
      <style:text-properties officeooo:rsid="00249aa8"/>
    </style:style>
    <style:style style:name="T6" style:family="text">
      <style:text-properties officeooo:rsid="00265fe2"/>
    </style:style>
    <style:style style:name="T7" style:family="text">
      <style:text-properties officeooo:rsid="0027633c"/>
    </style:style>
    <style:style style:name="T8" style:family="text">
      <style:text-properties officeooo:rsid="0028e9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LLES DE FRANCE</text:p>
      <text:p text:style-name="P1"/>
      <text:list xml:id="list2686624218" text:style-name="L1">
        <text:list-item>
          <text:p text:style-name="P3">EXO_1 :</text:p>
        </text:list-item>
      </text:list>
      <text:p text:style-name="P2"/>
      <text:p text:style-name="P2">SELECT v.ville_nom,v.ville_population_2012 </text:p>
      <text:p text:style-name="P2">FROM villes_france_free v </text:p>
      <text:p text:style-name="P2">ORDER BY v.ville_population_2012 DESC LIMIT 10</text:p>
      <text:p text:style-name="P4"/>
      <text:p text:style-name="P4"/>
      <text:list xml:id="list1448324591242" text:continue-numbering="true" text:style-name="L1">
        <text:list-item>
          <text:p text:style-name="P3">EXO_<text:span text:style-name="T1">2</text:span> :</text:p>
        </text:list-item>
      </text:list>
      <text:p text:style-name="P4"/>
      <text:p text:style-name="P2">SELECT v.ville_nom, v.ville_surface</text:p>
      <text:p text:style-name="P2">FROM villes_france_free v</text:p>
      <text:p text:style-name="P2">ORDER by v.ville_surface ASC</text:p>
      <text:p text:style-name="P2">LIMIT 50</text:p>
      <text:p text:style-name="P4"/>
      <text:p text:style-name="P4"/>
      <text:list xml:id="list1450363815412" text:continue-numbering="true" text:style-name="L1">
        <text:list-item>
          <text:p text:style-name="P3">EXO_<text:span text:style-name="T2">3</text:span> :</text:p>
        </text:list-item>
      </text:list>
      <text:p text:style-name="P4"/>
      <text:p text:style-name="P2">SELECT d.departement_nom</text:p>
      <text:p text:style-name="P2">FROM departement d</text:p>
      <text:p text:style-name="P2">WHERE d.departement_code Like('97%')</text:p>
      <text:p text:style-name="P2"/>
      <text:p text:style-name="P2"/>
      <text:list xml:id="list1449851020665" text:continue-numbering="true" text:style-name="L1">
        <text:list-item>
          <text:p text:style-name="P3">EXO_<text:span text:style-name="T3">4</text:span> :</text:p>
        </text:list-item>
      </text:list>
      <text:p text:style-name="P4"/>
      <text:p text:style-name="P2">SELECT v.ville_nom, d.departement_nom</text:p>
      <text:p text:style-name="P2">FROM villes_france_free v</text:p>
      <text:p text:style-name="P2"><text:tab/>INNER JOIN departement d</text:p>
      <text:p text:style-name="P2"><text:tab/>ON v.ville_departement = d.departement_code</text:p>
      <text:p text:style-name="P2">ORDER BY v.ville_population_2012 DESC</text:p>
      <text:p text:style-name="P2">LIMIT 10</text:p>
      <text:p text:style-name="P2"/>
      <text:p text:style-name="P2"/>
      <text:list xml:id="list1449400400006" text:continue-numbering="true" text:style-name="L1">
        <text:list-item>
          <text:p text:style-name="P3">EXO_<text:span text:style-name="T4">5</text:span> :</text:p>
        </text:list-item>
      </text:list>
      <text:p text:style-name="P4"/>
      <text:p text:style-name="P2">SELECT d.departement_nom, d.departement_code, COUNT(v.ville_departement) AS nb_comunne</text:p>
      <text:p text:style-name="P2">FROM departement d</text:p>
      <text:p text:style-name="P2"><text:tab/>INNER JOIN villes_france_free v </text:p>
      <text:p text:style-name="P2"><text:tab/>ON d.departement_code = v.ville_departement <text:s/></text:p>
      <text:p text:style-name="P2">GROUP BY d.departement_nom</text:p>
      <text:p text:style-name="P2">ORDER BY nb_comunne DESC</text:p>
      <text:p text:style-name="P2"/>
      <text:p text:style-name="P2"/>
      <text:list xml:id="list1449452922123" text:continue-numbering="true" text:style-name="L1">
        <text:list-item>
          <text:p text:style-name="P3">EXO_<text:span text:style-name="T5">6</text:span> :</text:p>
        </text:list-item>
      </text:list>
      <text:p text:style-name="P4"/>
      <text:p text:style-name="P2">SELECT d.departement_nom, SUM(v.ville_surface) AS surface</text:p>
      <text:p text:style-name="P2">FROM departement d</text:p>
      <text:p text:style-name="P2"><text:tab/>INNER JOIN villes_france_free v </text:p>
      <text:p text:style-name="P2"><text:tab/>ON d.departement_code = v.ville_departement <text:s/></text:p>
      <text:p text:style-name="P2">GROUP BY d.departement_nom </text:p>
      <text:p text:style-name="P2">ORDER BY `surface` <text:s/>DESC LIMIT 10</text:p>
      <text:p text:style-name="P2"/>
      <text:p text:style-name="P2"/>
      <text:p text:style-name="P2"/>
      <text:p text:style-name="P2"/>
      <text:p text:style-name="P2"/>
      <text:p text:style-name="P2"/>
      <text:list xml:id="list1448337863969" text:continue-numbering="true" text:style-name="L1">
        <text:list-item>
          <text:p text:style-name="P3"><text:soft-page-break/>EXO_<text:span text:style-name="T5">7</text:span> :</text:p>
        </text:list-item>
      </text:list>
      <text:p text:style-name="P4"/>
      <text:p text:style-name="P2">SELECT COUNT(v.ville_id) AS nb_villes</text:p>
      <text:p text:style-name="P2">FROM villes_france_free v </text:p>
      <text:p text:style-name="P2">WHERE v.ville_nom LIKE('Saint%')</text:p>
      <text:p text:style-name="P2"/>
      <text:p text:style-name="P2"/>
      <text:list xml:id="list1449446478515" text:continue-numbering="true" text:style-name="L1">
        <text:list-item>
          <text:p text:style-name="P3">EXO_<text:span text:style-name="T5">8</text:span> :</text:p>
        </text:list-item>
      </text:list>
      <text:p text:style-name="P4"/>
      <text:p text:style-name="P2">SELECT v.ville_nom, COUNT(v.ville_id) AS nom_ville</text:p>
      <text:p text:style-name="P2">FROM villes_france_free v</text:p>
      <text:p text:style-name="P2">WHERE v.ville_nom = v.ville_nom </text:p>
      <text:p text:style-name="P2">GROUP BY v.ville_nom</text:p>
      <text:p text:style-name="P2">HAVING nom_ville &gt; 1</text:p>
      <text:p text:style-name="P2">ORDER BY nom_ville DESC</text:p>
      <text:p text:style-name="P2"/>
      <text:p text:style-name="P2"/>
      <text:list xml:id="list1449635017841" text:continue-numbering="true" text:style-name="L1">
        <text:list-item>
          <text:p text:style-name="P3">EXO_<text:span text:style-name="T6">9</text:span> :</text:p>
        </text:list-item>
      </text:list>
      <text:p text:style-name="P4"/>
      <text:p text:style-name="P2">SELECT v.ville_nom</text:p>
      <text:p text:style-name="P2">FROM villes_france_free v</text:p>
      <text:p text:style-name="P2">WHERE v.ville_surface &gt; (</text:p>
      <text:p text:style-name="P2"><text:s text:c="4"/>SELECT AVG(v.ville_surface)</text:p>
      <text:p text:style-name="P2"><text:s text:c="4"/>FROM villes_france_free v</text:p>
      <text:p text:style-name="P2"><text:s text:c="4"/>)</text:p>
      <text:p text:style-name="P2"/>
      <text:p text:style-name="P2"/>
      <text:list xml:id="list1449457051229" text:continue-numbering="true" text:style-name="L1">
        <text:list-item>
          <text:p text:style-name="P3">EXO_<text:span text:style-name="T7">10</text:span> :</text:p>
        </text:list-item>
      </text:list>
      <text:p text:style-name="P4"/>
      <text:p text:style-name="P2">SELECT d.departement_nom, SUM(v.ville_population_2010)</text:p>
      <text:p text:style-name="P2">FROM departement d</text:p>
      <text:p text:style-name="P2"><text:tab/>INNER JOIN villes_france_free v</text:p>
      <text:p text:style-name="P2"><text:s text:c="4"/>ON d.departement_id = v.ville_departement</text:p>
      <text:p text:style-name="P2">GROUP BY d.departement_nom</text:p>
      <text:p text:style-name="P2">HAVING SUM(v.ville_population_2010) &gt; 2000000</text:p>
      <text:p text:style-name="P2"/>
      <text:list xml:id="list1448615253306" text:continue-numbering="true" text:style-name="L1">
        <text:list-item>
          <text:p text:style-name="P3">EXO_<text:span text:style-name="T8">11</text:span> :</text:p>
        </text:list-item>
      </text:list>
      <text:p text:style-name="P4"/>
      <text:p text:style-name="P2">SELECT REPLACE(v.ville_nom, '-', ' ')</text:p>
      <text:p text:style-name="P2">FROM villes_france_free v</text:p>
      <text:p text:style-name="P2">WHERE v.ville_nom LIKE 'SAINT-%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55:47.123069095</meta:creation-date>
    <dc:date>2020-04-16T00:14:48.208211890</dc:date>
    <meta:editing-duration>PT14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217" meta:character-count="1730" meta:non-whitespace-character-count="1553"/>
  </office:meta>
</office:document-meta>
</file>